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9cm" fo:min-width="0.379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T1" style:family="text">
      <style:text-properties fo:color="#000000" style:font-name="HelveticaNeue" fo:font-size="10.8000001907349pt" style:font-size-asian="10.8000001907349pt" style:font-name-complex="HelveticaNeue" style:font-size-complex="10.8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91cm" svg:height="19.741cm" svg:x="2.54cm" svg:y="2.54cm" svg:viewBox="0 0 15911 19742" draw:points="0,0 15911,0 15911,19742 0,19742">
          <text:p/>
        </draw:polygon>
        <draw:frame draw:style-name="gr2" draw:text-style-name="P3" draw:layer="layout" svg:width="5.052cm" svg:height="0.446cm" svg:x="2.713cm" svg:y="2.533cm">
          <draw:text-box>
            <text:p text:style-name="P2"><text:span text:style-name="T1">Association A3C Presqu’île</text:span></text:p>
          </draw:text-box>
        </draw:frame>
        <draw:frame draw:style-name="gr2" draw:text-style-name="P3" draw:layer="layout" svg:width="4.591cm" svg:height="0.446cm" svg:x="2.713cm" svg:y="2.958cm">
          <draw:text-box>
            <text:p text:style-name="P2"><text:span text:style-name="T1">1, rue du LANGUERNAIS</text:span></text:p>
          </draw:text-box>
        </draw:frame>
        <draw:frame draw:style-name="gr2" draw:text-style-name="P3" draw:layer="layout" svg:width="2.906cm" svg:height="0.446cm" svg:x="2.713cm" svg:y="3.382cm">
          <draw:text-box>
            <text:p text:style-name="P2"><text:span text:style-name="T1">44350 St MOLF</text:span></text:p>
          </draw:text-box>
        </draw:frame>
        <draw:frame draw:style-name="gr2" draw:text-style-name="P3" draw:layer="layout" svg:width="2.906cm" svg:height="0.446cm" svg:x="2.713cm" svg:y="3.807cm">
          <draw:text-box>
            <text:p text:style-name="P2"><text:span text:style-name="T1">06.71.28.39.36</text:span></text:p>
          </draw:text-box>
        </draw:frame>
        <draw:frame draw:style-name="gr2" draw:text-style-name="P3" draw:layer="layout" svg:width="6.187cm" svg:height="0.446cm" svg:x="12.065cm" svg:y="5.06cm">
          <draw:text-box>
            <text:p text:style-name="P2"><text:span text:style-name="T1">Monsieur le Directeur du service</text:span></text:p>
          </draw:text-box>
        </draw:frame>
        <draw:frame draw:style-name="gr2" draw:text-style-name="P3" draw:layer="layout" svg:width="5.852cm" svg:height="0.446cm" svg:x="12.065cm" svg:y="5.485cm">
          <draw:text-box>
            <text:p text:style-name="P2"><text:span text:style-name="T1">Division des aﬀaires Juridiques</text:span></text:p>
          </draw:text-box>
        </draw:frame>
        <draw:frame draw:style-name="gr2" draw:text-style-name="P3" draw:layer="layout" svg:width="3.672cm" svg:height="0.446cm" svg:x="12.065cm" svg:y="5.91cm">
          <draw:text-box>
            <text:p text:style-name="P2"><text:span text:style-name="T1">et du Contentieux <text:s/></text:span></text:p>
          </draw:text-box>
        </draw:frame>
        <draw:frame draw:style-name="gr2" draw:text-style-name="P3" draw:layer="layout" svg:width="5.548cm" svg:height="0.446cm" svg:x="12.065cm" svg:y="6.335cm">
          <draw:text-box>
            <text:p text:style-name="P2"><text:span text:style-name="T1">2, rue du Général Marguerite</text:span></text:p>
          </draw:text-box>
        </draw:frame>
        <draw:frame draw:style-name="gr2" draw:text-style-name="P3" draw:layer="layout" svg:width="1.839cm" svg:height="0.446cm" svg:x="12.065cm" svg:y="6.759cm">
          <draw:text-box>
            <text:p text:style-name="P2"><text:span text:style-name="T1">CS 13513</text:span></text:p>
          </draw:text-box>
        </draw:frame>
        <draw:frame draw:style-name="gr2" draw:text-style-name="P3" draw:layer="layout" svg:width="0.379cm" svg:height="0.446cm" svg:x="17.035cm" svg:y="6.7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354cm" svg:height="0.446cm" svg:x="12.065cm" svg:y="7.184cm">
          <draw:text-box>
            <text:p text:style-name="P2"><text:span text:style-name="T1">44035 Nantes Cedex 1</text:span></text:p>
          </draw:text-box>
        </draw:frame>
        <draw:frame draw:style-name="gr2" draw:text-style-name="P3" draw:layer="layout" svg:width="0.493cm" svg:height="0.446cm" svg:x="17.035cm" svg:y="7.184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5.751cm" svg:height="0.446cm" svg:x="12.065cm" svg:y="8.851cm">
          <draw:text-box>
            <text:p text:style-name="P2"><text:span text:style-name="T1">Saint Molf, le 19 octobre 2020</text:span></text:p>
          </draw:text-box>
        </draw:frame>
        <draw:frame draw:style-name="gr2" draw:text-style-name="P3" draw:layer="layout" svg:width="13.218cm" svg:height="0.446cm" svg:x="5.197cm" svg:y="10.519cm">
          <draw:text-box>
            <text:p text:style-name="P2"><text:span text:style-name="T1">Objet: Réponses à la demande de renseignements complémentaires </text:span></text:p>
          </draw:text-box>
        </draw:frame>
        <draw:frame draw:style-name="gr2" draw:text-style-name="P3" draw:layer="layout" svg:width="15.441cm" svg:height="0.446cm" svg:x="2.713cm" svg:y="10.943cm">
          <draw:text-box>
            <text:p text:style-name="P2"><text:span text:style-name="T1">concernant la reconnaissance de l’intérêt général de l’association A3C Presqu’île</text:span></text:p>
          </draw:text-box>
        </draw:frame>
        <draw:frame draw:style-name="gr2" draw:text-style-name="P3" draw:layer="layout" svg:width="11.813cm" svg:height="0.446cm" svg:x="6.44cm" svg:y="11.782cm">
          <draw:text-box>
            <text:p text:style-name="P2"><text:span text:style-name="T1">Dossier traité par Joséphine LAMBERT - Bénévole en tant que </text:span></text:p>
          </draw:text-box>
        </draw:frame>
        <draw:frame draw:style-name="gr2" draw:text-style-name="P3" draw:layer="layout" svg:width="15.589cm" svg:height="0.446cm" svg:x="2.713cm" svg:y="12.207cm">
          <draw:text-box>
            <text:p text:style-name="P2"><text:span text:style-name="T1">conseillère juridique à l’A3C Presqu’île, diplômée du master 1 droit des aﬀaires à </text:span></text:p>
          </draw:text-box>
        </draw:frame>
        <draw:frame draw:style-name="gr2" draw:text-style-name="P3" draw:layer="layout" svg:width="15.551cm" svg:height="0.446cm" svg:x="2.713cm" svg:y="12.632cm">
          <draw:text-box>
            <text:p text:style-name="P2"><text:span text:style-name="T1">l’Université de Strasbourg, inscrite à l’institut d’études judiciaires de Strasbourg. </text:span></text:p>
          </draw:text-box>
        </draw:frame>
        <draw:frame draw:style-name="gr2" draw:text-style-name="P3" draw:layer="layout" svg:width="4.345cm" svg:height="0.446cm" svg:x="6.44cm" svg:y="13.885cm">
          <draw:text-box>
            <text:p text:style-name="P2"><text:span text:style-name="T1">Monsieur le Directeur, </text:span></text:p>
          </draw:text-box>
        </draw:frame>
        <draw:frame draw:style-name="gr2" draw:text-style-name="P3" draw:layer="layout" svg:width="12.346cm" svg:height="0.446cm" svg:x="6.44cm" svg:y="14.724cm">
          <draw:text-box>
            <text:p text:style-name="P2"><text:span text:style-name="T1">Nous avons l’honneur de nous adresser à vous dans le cadre de </text:span></text:p>
          </draw:text-box>
        </draw:frame>
        <draw:frame draw:style-name="gr2" draw:text-style-name="P3" draw:layer="layout" svg:width="17.244cm" svg:height="0.446cm" svg:x="2.713cm" svg:y="15.149cm">
          <draw:text-box>
            <text:p text:style-name="P2"><text:span text:style-name="T1">votre demande de renseignements complémentaires faisant suite à l’expression de notre </text:span></text:p>
          </draw:text-box>
        </draw:frame>
        <draw:frame draw:style-name="gr2" draw:text-style-name="P3" draw:layer="layout" svg:width="14.958cm" svg:height="0.446cm" svg:x="2.713cm" svg:y="15.573cm">
          <draw:text-box>
            <text:p text:style-name="P2"><text:span text:style-name="T1">souhait de reconnaissance de l’intérêt général de l’association A3C Presqu’île.</text:span></text:p>
          </draw:text-box>
        </draw:frame>
        <draw:frame draw:style-name="gr2" draw:text-style-name="P3" draw:layer="layout" svg:width="13.083cm" svg:height="0.446cm" svg:x="6.44cm" svg:y="15.998cm">
          <draw:text-box>
            <text:p text:style-name="P2"><text:span text:style-name="T1">Veuillez trouvez ci-joint les réponses que nous avons apportées aux </text:span></text:p>
          </draw:text-box>
        </draw:frame>
        <draw:frame draw:style-name="gr2" draw:text-style-name="P3" draw:layer="layout" svg:width="15.022cm" svg:height="0.446cm" svg:x="2.713cm" svg:y="16.423cm">
          <draw:text-box>
            <text:p text:style-name="P2"><text:span text:style-name="T1">questions figurant dans votre demande de renseignements complémentaires. </text:span></text:p>
          </draw:text-box>
        </draw:frame>
        <draw:frame draw:style-name="gr2" draw:text-style-name="P3" draw:layer="layout" svg:width="12.643cm" svg:height="0.446cm" svg:x="6.44cm" svg:y="17.676cm">
          <draw:text-box>
            <text:p text:style-name="P2"><text:span text:style-name="T1">Dans l’attente de votre réponse, nous vous prions de bien vouloir </text:span></text:p>
          </draw:text-box>
        </draw:frame>
        <draw:frame draw:style-name="gr2" draw:text-style-name="P3" draw:layer="layout" svg:width="11.284cm" svg:height="0.446cm" svg:x="2.713cm" svg:y="18.101cm">
          <draw:text-box>
            <text:p text:style-name="P2"><text:span text:style-name="T1">agréer, Monsieur le Directeur, nos salutations distinguées. </text:span></text:p>
          </draw:text-box>
        </draw:frame>
        <draw:frame draw:style-name="gr2" draw:text-style-name="P3" draw:layer="layout" svg:width="3.008cm" svg:height="0.446cm" svg:x="9.581cm" svg:y="21.425cm">
          <draw:text-box>
            <text:p text:style-name="P2"><text:span text:style-name="T1">Régis LERUSTE </text:span></text:p>
          </draw:text-box>
        </draw:frame>
        <draw:frame draw:style-name="gr2" draw:text-style-name="P3" draw:layer="layout" svg:width="7.757cm" svg:height="0.446cm" svg:x="9.581cm" svg:y="21.849cm">
          <draw:text-box>
            <text:p text:style-name="P2"><text:span text:style-name="T1">Président de l’association A3C Presqu’î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0-16T16:27:23.706833056</dc:date>
    <meta:editing-duration>PT8M4S</meta:editing-duration>
    <meta:editing-cycles>1</meta:editing-cycles>
    <meta:document-statistic meta:object-count="29"/>
    <meta:generator>LibreOffice/6.0.7.3$Linux_X86_64 LibreOffice_project/00m0$Build-3</meta:generator>
  </office:meta>
</office:document-meta>
</file>